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BasedVersionStrategyTests.extrac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BasedVersionStrategyTests.getResourc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BasedVersionStrategyTests.addVersionT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BasedVersionStrategyTests.remov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BasedVersionStrateg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